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bb41d" officeooo:paragraph-rsid="001bb41d"/>
    </style:style>
    <style:style style:name="P5" style:family="paragraph" style:parent-style-name="Table_20_Contents">
      <style:text-properties officeooo:rsid="001f846b" officeooo:paragraph-rsid="001f846b"/>
    </style:style>
    <style:style style:name="P6" style:family="paragraph" style:parent-style-name="Table_20_Contents">
      <style:text-properties officeooo:rsid="002057d8" officeooo:paragraph-rsid="002057d8"/>
    </style:style>
    <style:style style:name="P7" style:family="paragraph" style:parent-style-name="Table_20_Contents">
      <style:text-properties officeooo:rsid="002057d8" officeooo:paragraph-rsid="002057d8" fo:background-color="#ffff00"/>
    </style:style>
    <style:style style:name="P8" style:family="paragraph" style:parent-style-name="Heading_20_1">
      <style:paragraph-properties fo:break-before="page"/>
      <style:text-properties officeooo:rsid="000956e8" officeooo:paragraph-rsid="00190e3b"/>
    </style:style>
    <style:style style:name="T1" style:family="text">
      <style:text-properties officeooo:rsid="001b06f1"/>
    </style:style>
    <style:style style:name="T2" style:family="text">
      <style:text-properties officeooo:rsid="001f846b"/>
    </style:style>
    <style:style style:name="T3" style:family="text">
      <style:text-properties officeooo:rsid="002057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Notas</text:h>
      <text:p text:style-name="P2">Día: <text:span text:style-name="T1">21</text:span>/<text:span text:style-name="T1">marzo</text:span>/2024</text:p>
      <text:p text:style-name="P2">Tema: <text:span text:style-name="T1">Primer examen parcial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Disponibilidad</text:p>
          </table:table-cell>
          <table:table-cell table:style-name="Tabla2.A1" office:value-type="string">
            <text:p text:style-name="P4">Garantía de que la información y los recursos asociados están disponibles para los usuarios autorizados cuando sea necesario.</text:p>
            <text:p text:style-name="P4">Puede ser dada en forma de porcentaje según el porcentaje de cada servicio que esta implicado en la disponibilidad.</text:p>
          </table:table-cell>
        </table:table-row>
        <table:table-row>
          <table:table-cell table:style-name="Tabla2.A1" office:value-type="string">
            <text:p text:style-name="P4">Integridad</text:p>
          </table:table-cell>
          <table:table-cell table:style-name="Tabla2.A1" office:value-type="string">
            <text:p text:style-name="P4">Implica asegurar que los datos sean exactos y consistentes, y que además no han sido alterados o destruidos de manera no autorizada.</text:p>
          </table:table-cell>
        </table:table-row>
        <table:table-row>
          <table:table-cell table:style-name="Tabla2.A1" office:value-type="string">
            <text:p text:style-name="P4">Confidencialidad</text:p>
          </table:table-cell>
          <table:table-cell table:style-name="Tabla2.A1" office:value-type="string">
            <text:p text:style-name="P4">Protección de la información para que solo las personas autorizadas puedan acceder a ella. Oculta a entidades, individuos o recursos no autorizados.</text:p>
          </table:table-cell>
        </table:table-row>
        <table:table-row>
          <table:table-cell table:style-name="Tabla2.A1" office:value-type="string">
            <text:p text:style-name="P4">Ciberseguridad</text:p>
          </table:table-cell>
          <table:table-cell table:style-name="Tabla2.A1" office:value-type="string">
            <text:p text:style-name="P4">Prática de proteger equipos de cómputo, redes y programas de ataques digitales que apuntan a acceder, modificar o destruir la información.</text:p>
            <text:p text:style-name="P4"/>
            <text:p text:style-name="P4">Conjunto de herramientas, y procedimientos que se implementan con el fin de proteger la información que se almacena o se genera dentro de los equipos de cómputo.</text:p>
          </table:table-cell>
        </table:table-row>
        <table:table-row>
          <table:table-cell table:style-name="Tabla2.A1" office:value-type="string">
            <text:p text:style-name="P4">Cómputo forense</text:p>
          </table:table-cell>
          <table:table-cell table:style-name="Tabla2.A1" office:value-type="string">
            <text:p text:style-name="P4">Aplicación te técnicas de ciberseguridad y analisis de la información para ayudar a validar algún argumento legal. Se lleva a cabo ua vez que el ataque ha sido realizado. </text:p>
            <text:p text:style-name="P4">Útil para conocer quienes fueron los culpables del ataque.</text:p>
          </table:table-cell>
        </table:table-row>
        <table:table-row>
          <table:table-cell table:style-name="Tabla2.A1" office:value-type="string">
            <text:p text:style-name="P4">Delitos informático</text:p>
          </table:table-cell>
          <table:table-cell table:style-name="Tabla2.A1" office:value-type="string">
            <text:p text:style-name="P4">Acción antijurídica y tipificada realizada por un ser humano, mediante el uso de equipos de cómputo, la cual puede ser por acción u omisión, que cause perjuicio a terceros sin que necesariamente se beneficie el autor.</text:p>
          </table:table-cell>
        </table:table-row>
        <table:table-row>
          <table:table-cell table:style-name="Tabla2.A1" office:value-type="string">
            <text:p text:style-name="P4">Componentes de delito informátic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>Vulnerabilidad</text:p>
          </table:table-cell>
          <table:table-cell table:style-name="Tabla2.A1" office:value-type="string">
            <text:p text:style-name="P4">Fallo o debilidad latente en el sistema, que pone en riesgo la seguridad del mismo.</text:p>
          </table:table-cell>
        </table:table-row>
        <table:table-row>
          <table:table-cell table:style-name="Tabla2.A1" office:value-type="string">
            <text:p text:style-name="P4">Política</text:p>
          </table:table-cell>
          <table:table-cell table:style-name="Tabla2.A1" office:value-type="string">
            <text:p text:style-name="P3"/>
          </table:table-cell>
        </table:table-row>
      </table:table>
      <text:p text:style-name="P2">Resumen:</text:p>
      <text:h text:style-name="P8" text:outline-level="1">Notas</text:h>
      <text:p text:style-name="P2">Día: <text:span text:style-name="T2">1</text:span>/<text:span text:style-name="T2">abril</text:span>/2024</text:p>
      <text:p text:style-name="P2">Tema:<text:span text:style-name="T2">Normas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5">ISO</text:p>
          </table:table-cell>
          <table:table-cell table:style-name="Tabla1.A1" office:value-type="string">
            <text:p text:style-name="P5">Son un conjunto de estandares creados y gestionados por la ISO y la EIC</text:p>
          </table:table-cell>
        </table:table-row>
        <table:table-row>
          <table:table-cell table:style-name="Tabla1.A1" office:value-type="string">
            <text:p text:style-name="P5">ISO 27000</text:p>
          </table:table-cell>
          <table:table-cell table:style-name="Tabla1.A1" office:value-type="string">
            <text:p text:style-name="P5">Está en focado al establecimiento de las mejores prácticas con la implementaión y gestión de los sistemas de seguridad.</text:p>
            <text:p text:style-name="P5">Proporciona las bases y lenguaje comun para el resto de normas de la serie.</text:p>
          </table:table-cell>
        </table:table-row>
        <table:table-row>
          <table:table-cell table:style-name="Tabla1.A1" office:value-type="string">
            <text:p text:style-name="P5">ISO 27001</text:p>
          </table:table-cell>
          <table:table-cell table:style-name="Tabla1.A1" office:value-type="string">
            <text:p text:style-name="P5">Especifíca los requerminentos necesarios para implantar y gestiornar un SGSI. <text:span text:style-name="T3">Certificable.</text:span></text:p>
          </table:table-cell>
        </table:table-row>
        <table:table-row>
          <table:table-cell table:style-name="Tabla1.A1" office:value-type="string">
            <text:p text:style-name="P7">Totalidad de las normas 27000 – 27019 </text:p>
            <text:p text:style-name="P7">titulo, año</text:p>
            <text:p text:style-name="P7">objetivo</text:p>
            <text:p text:style-name="P7">aspectos reelevantes</text:p>
            <text:p text:style-name="P7">cuadro sinotico</text:p>
            <text:p text:style-name="P7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6">Consiste 27001 de una organioación</text:p>
            <text:p text:style-name="P6">requisistos</text:p>
            <text:p text:style-name="P6">tiempos y costos</text:p>
            <text:p text:style-name="P6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6">Nombre de una org que ostente una certificación en dicha norma, alcance</text:p>
            <text:p text:style-name="P6">fecha de obtención y fecha de validez</text:p>
            <text:p text:style-name="P6"/>
            <text:p text:style-name="P6">5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3:35.581615441</meta:creation-date>
    <dc:title>Notas</dc:title>
    <meta:editing-duration>PT7H31M38S</meta:editing-duration>
    <meta:editing-cycles>7</meta:editing-cycles>
    <meta:generator>LibreOffice/7.5.9.2$Linux_X86_64 LibreOffice_project/50$Build-2</meta:generator>
    <dc:date>2024-04-02T17:34:51.867218191</dc:date>
    <meta:document-statistic meta:table-count="9" meta:image-count="0" meta:object-count="0" meta:page-count="9" meta:paragraph-count="93" meta:word-count="411" meta:character-count="2695" meta:non-whitespace-character-count="2374"/>
    <meta:template xlink:type="simple" xlink:actuate="onRequest" xlink:title="Notas" xlink:href="../../../../../Plantillas/Notas.ott" meta:date="2024-03-21T17:13:34.878556243"/>
  </office:meta>
</office:document-meta>
</file>